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5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6fb60" officeooo:paragraph-rsid="0026fb60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0433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43e41"/>
    </style:style>
    <style:style style:name="T8" style:family="text">
      <style:text-properties officeooo:rsid="00239a80"/>
    </style:style>
    <style:style style:name="T9" style:family="text">
      <style:text-properties officeooo:rsid="00260433"/>
    </style:style>
    <style:style style:name="T10" style:family="text">
      <style:text-properties officeooo:rsid="0026f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6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12">ЛАБОРАТОРНАЯ РАБОТА №<text:span text:style-name="T10">4</text:span></text:p>
      <text:p text:style-name="P13">по курсу: «Адаптивное и робастное управление нелинейными системами»</text:p>
      <text:p text:style-name="P16">Робастное управление линейным</text:p>
      <text:p text:style-name="P16">многомерным объектом по состоянию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8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8">Герасимов Д.Н.</text:span></text:p>
      <text:p text:style-name="P8"/>
      <text:p text:style-name="P8"><text:tab/>«<text:span text:style-name="T5">13</text:span>» сентября 2017 г.</text:p>
      <text:p text:style-name="P8"/>
      <text:p text:style-name="P8"/>
      <text:p text:style-name="P8"/>
      <text:p text:style-name="P14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7"> </text:span><text:span text:style-name="T8">2017 г.</text:span></text:p>
      <text:p text:style-name="P7"/>
      <text:p text:style-name="P7"/>
      <text:p text:style-name="P15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09-24T16:44:56.806700676</dc:date>
    <meta:editing-duration>PT26M2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75" meta:character-count="645" meta:non-whitespace-character-count="562"/>
  </office:meta>
</office:document-meta>
</file>